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1">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Florilegium</text:p>
      <text:p text:style-name="Author">Madison Scott-Clary</text:p>
      <text:p text:style-name="Text_20_body">Florilegium</text:p>
      <text:p text:style-name="Text_20_body">Florilegium</text:p>
      <text:p text:style-name="Text_20_body">Madison Scott-Clary</text:p>
      <text:h text:style-name="Heading_20_1" text:outline-level="1"><text:bookmark-start text:name="seasons"/>Seasons<text:bookmark-end text:name="seasons"/></text:h>
      <text:p text:style-name="First_20_paragraph"><text:span text:style-name="T1">Content note:</text:span> this essay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2" text:outline-level="2"><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2" text:outline-level="2"><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2" text:outline-level="2"><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2" text:outline-level="2"><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b)</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b)</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2" text:outline-level="2"><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bring grief into being.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Heading_20_1" text:outline-level="1"><text:bookmark-start text:name="the-elevation-of-unknown-things"/>The Elevation of Unknown Things<text:bookmark-end text:name="the-elevation-of-unknown-things"/></text:h>
      <text:p text:style-name="P35">Job puts forward a note of interrogation; God answers with a note of exclamation. Instead of proving to Job that it is an explicable world, He insists that it is a much stranger world than Job ever thought it was.</text:p>
      <text:p text:style-name="P35">(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56" text:note-class="footnote"><text:note-citation>57</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57" text:note-class="footnote"><text:note-citation>58</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58" text:note-class="footnote"><text:note-citation>59</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59" text:note-class="footnote"><text:note-citation>60</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60" text:note-class="footnote"><text:note-citation>61</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1" text:note-class="footnote"><text:note-citation>62</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2" text:note-class="footnote"><text:note-citation>63</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2" text:outline-level="2"><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63" text:note-class="footnote"><text:note-citation>64</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64" text:note-class="footnote"><text:note-citation>65</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65" text:note-class="footnote"><text:note-citation>66</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66" text:note-class="footnote"><text:note-citation>67</text:note-citation><text:note-body><text:p text:style-name="Footnote">A fantastic spot for the word ‘intercalary’, those days that fit between the years which do not fall within the calendar.</text:p><text:p text:style-name="P36">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36">(Scott-Clary 2020a,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67" text:note-class="footnote"><text:note-citation>68</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68" text:note-class="footnote"><text:note-citation>69</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69" text:note-class="footnote"><text:note-citation>70</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70" text:note-class="footnote"><text:note-citation>71</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2" text:outline-level="2"><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71" text:note-class="footnote"><text:note-citation>72</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72" text:note-class="footnote"><text:note-citation>73</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73" text:note-class="footnote"><text:note-citation>74</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 with Greenstein echoing that sigh: “Even if, as most scholars think today, the Elihu chapters were added belatedly, they form part of the biblical book.” (Greenstein 2019, 22)</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Indeed, Greenstein suggests that this goes even deeper: that much of the text from chapter 24 through chapter 28 may be jumbled due to this process of interpolation. This would include the Elihu interpretation around the Hymn to Wisdom.“I would explain this phenomenon by observing that toward the end of chapter 24 is a later insertion and that a roll of papyrus pages would have had to have been taken apart in order to insert the Elihu discourses, which include, I am convinced, chapter 28.” (Greenstein 2019, 28) In the connection of the Hymn to Wisdom to Elihu, he is of one mind with the NOAB; indeed, in his reordered translation of the Book of Job, the Hymn is placed at the end of Elihu’s speeches. He, however, disagrees with the potential interpolation of Elihu before Job’s final speech, saying, “The motive for inserting Elihu into this point in the dialogues, just preceding the deity’s speeches (chapters 38–41), is apparent. The divine discourses dwell on God’s power and majesty, not on his justice or concern for humanity—which are the elements Job has been seeking.”<text:note text:id="ftn74" text:note-class="footnote"><text:note-citation>75</text:note-citation><text:note-body><text:p text:style-name="Footnote">“They form a part of the biblical book, they form a part of the biblical book,” I repeat to myself, a mantra to the fact that this is the life we have. This is the death of Matthew and birth of Madison that I got, even if it isn’t really the one I wanted, even if I could have transitioned earlier if it weren’t for the guilt and weight of so many Elihus.</text:p></text:note-body></text:note> (Greenstein 2019, 183) Remember well this disagreement about a remembered text: it will bear fruit soon.</text:p>
      <text:p text:style-name="Text_20_body">All this to say that 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75" text:note-class="footnote"><text:note-citation>76</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for he considered himself right” (Job 32:1, JPS)) and Greenstein (“since in his own eyes he was right and just” (Job 32:1, Greenstein)) agree. All three of these are Jewish sources.</text:p>
      <text:p text:style-name="Text_20_body">Christian sources, however, all lean on righteous, while the HCSB, NIV, and KJV having identical wording for that phrase. This colors the meaning, does it not? Alter, JPS, and Greenstein describe Elihu as being angry because he is declaring himself more right than God, whereas the Christian sources all interpret the text as Job justifying himself <text:span text:style-name="T1">rather than</text:span> God. Interestingly, the 2001 translation of the Septuagint has Elihu upset that Job is “declaring himself righteous before God” (Job 32:2, Septuagint 2001), a sense of uncolored plainness that is missing from the other translations. In this case, Elihu is seemingly upset at Job for being upset.<text:note text:id="ftn76" text:note-class="footnote"><text:note-citation>77</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77" text:note-class="footnote"><text:note-citation>78</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7">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7">(Job 33:13–17, Alter)</text:p>
      <text:p text:style-name="First_20_paragraph">This unspoken and unspeakable, unknown and unknowable language is the only way we can possibly move within the world under the guidance of God.<text:note text:id="ftn78" text:note-class="footnote"><text:note-citation>79</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79" text:note-class="footnote"><text:note-citation>80</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80" text:note-class="footnote"><text:note-citation>81</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38">For Job has said, “I’m in the right, and God has diverted my case. He lies about my case, I’m sore-wounded from His shaft for no crime.”<text:note text:id="ftn81" text:note-class="footnote"><text:note-citation>82</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38">Should He by your dictates mete out justice, for it is you who reject or choose, not I? And what do you know? — speak. (Job 34:33, Alter)</text:p>
        </text:list-item>
        <text:list-item>
          <text:p text:style-name="P38">Is this what you count as justice, you say “I am more right than God”? (Job 35:2, Alter)</text:p>
        </text:list-item>
        <text:list-item>
          <text:p text:style-name="P38">Who has assigned Him His way, and who has said, “You have done wrong”?<text:note text:id="ftn82" text:note-class="footnote"><text:note-citation>83</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83" text:note-class="footnote"><text:note-citation>84</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84" text:note-class="footnote"><text:note-citation>85</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2" text:outline-level="2"><text:bookmark-start text:name="friends-and-friends"/>Friends and “Friends”<text:bookmark-end text:name="friends-and-friends"/></text:h>
      <text:p text:style-name="First_20_paragraph">How do we remember the past? How do we remember all of those countless conversations that make up our friendships, our relationships, our enmities? How do we remember the past?</text:p>
      <text:p text:style-name="Text_20_body">The Book of Job remembers it through just the discourses. It remembers entire conversations, entire histories of friendship, through the lens of those two weeks Job spent in the cold firepit, covered with ashes and sores. It remembers them all through discourses and speeches and prayers.<text:note text:id="ftn85" text:note-class="footnote"><text:note-citation>86</text:note-citation><text:note-body><text:p text:style-name="Footnote">I know, for instance, that my conversations with my husband around transition were many and scattered. We would chat over dinner, or we would talk on that horrifyingly yellow couch that he’d inherited about the fact that I was feeling strange about all these different aspects of identity. But you know what I remember? I remember sitting on that couch and talking in well-formed sentences, in paragraphs and essays, about why it was that I felt like the body I had and the body I <text:span text:style-name="T1">had</text:span> overlapped incompletely, or I remember sitting on one of the dining table chairs turned to face the living room in a skirt I had made for myself, explaining to him that I felt like a part of me died when Margaras did.</text:p><text:p text:style-name="Footnote">These were almost certainly conversations. They were full of filled pauses and the backtracking failures of speech that come with just plain chatting, but that’s not what I remember. I remember discourses and speeches and prayers.</text:p></text:note-body></text:note> Perhaps strangest of all, though, it remembers them disjoint and out of order.</text:p>
      <text:p text:style-name="Text_20_body">Edward L. Greenstein discusses the transpositions, interpositions, and interpolations that go into the book of Job. Take, for instance, Job’s first speech. ((end with vision such that Eliphaz can reference it, despite no one else mentioning that.))</text:p>
      <text:h text:style-name="Heading_20_2" text:outline-level="2"><text:bookmark-start text:name="the-elevation-of-unknown-things-1"/>The Elevation of Unknown Things<text:bookmark-end text:name="the-elevation-of-unknown-things-1"/></text:h>
      <text:p text:style-name="First_20_paragraph">((God comes down, Job’s three friends forgive him, in a way, yet Elihu is not mentioned.<text:note text:id="ftn86" text:note-class="footnote"><text:note-citation>87</text:note-citation><text:note-body><text:p text:style-name="Footnote">I’ve heard said in the past that "forgiveness is releasing the hope for a better past" (Wakefield 2010) but it’s more complicated than that, isn’t it? That quote itself is more complicated than that:</text:p><text:p text:style-name="P39">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2" text:outline-level="2"><text:bookmark-start text:name="should-all-things-be-known"/>Should All Things be Known<text:bookmark-end text:name="should-all-things-be-known"/></text:h>
      <text:p text:style-name="First_20_paragraph">There is a point of least faith. This is the minimum amount of faith required to simply get by in the world. The word ‘faith’, here, is specifically left lowercase:<text:note text:id="ftn87" text:note-class="footnote"><text:note-citation>88</text:note-citation><text:note-body><text:p text:style-name="Footnote">However terrifying this large a concept may be, as True Name would have it:</text:p><text:p text:style-name="P40">But what does it mean to believe in something like [the irreversibility of time]? Or the sanctity of life or love or art? Or God, for that matter? ‘Belief’ as a word is a stand-in for a concept so broad as to be to be intimidating or impossible. One may say as Blake did, “For everything that lives is holy”, but encompassing that within one’s mind is truly terrifying.</text:p>
<text:p text:style-name="P40">(Scott-Clary 2023)</text:p></text:note-body></text:note>faith in God, perhaps, but faith that the world will get better? Faith that the next breath will come, that you and the world in which you exist are compossible?</text:p>
      <text:p text:style-name="Text_20_body">This point implies for some an ideal of least faith: that one should strive to live their life taking the least number of things on faith as possible, that to rely too much on faith becomes a fault. For others, it is a principle of least faith: it is an intrinsic property that we tend towards the least amount of faith required to live, as is evidenced by the ever-increasing understanding of the world around ourselves.</text:p>
      <text:p text:style-name="Text_20_body">And, perhaps because of that principle, this point of least faith is always shifting, trending usually downwards — though some discoveries, if they are to be believed, may make that line tick upwards. Every day, we drift towards some point at which all things may be known.</text:p>
      <text:h text:style-name="Heading_20_1" text:outline-level="1"><text:bookmark-start text:name="the-margin-of-the-terrifying"/>The Margin of the Terrifying<text:bookmark-end text:name="the-margin-of-the-terrifying"/></text:h>
      <text:p text:style-name="First_20_paragraph">There is an idea out there that there are three types of prayer: <text:span text:style-name="T1">help</text:span>, <text:span text:style-name="T1">thanks</text:span>, and <text:span text:style-name="T1">wow</text:span>. (Lamott 2012)</text:p>
      <text:p text:style-name="Text_20_body">Like all discussion around anything so complex, personal, and transcendental as prayer, the trichotomy is incredibly reductive, and yet like all incredibly reductive divisions, it does have its uses. Classifications such as this allow us to sort through our feelings and how we intellectualize abstract concepts such as prayer. They are not hard-and-fast boundaries into which we may bucketize blithely,<text:note text:id="ftn88" text:note-class="footnote"><text:note-citation>89</text:note-citation><text:note-body><text:p text:style-name="Footnote">A fact which is incredibly difficult to remember, sometimes.</text:p></text:note-body></text:note> but perhaps sticky notes we can post next to text, the better to understand it when we work our way through it.</text:p>
      <text:p text:style-name="Text_20_body">They need not even apply entirely wholesale to a prayer. Take the Lord’s Prayer:</text:p>
      <table:table table:name="Table1" table:style-name="Table1">
        <table:table-column table:style-name="Table1.A"/>
        <table:table-column table:style-name="Table1.B"/>
        <table:table-row>
          <table:table-cell table:style-name="TableRowCell" office:value-type="string">
            <text:p text:style-name="Table_20_Contents"><text:span text:style-name="T1">Wow</text:span></text:p>
          </table:table-cell>
          <table:table-cell table:style-name="TableRowCell" office:value-type="string">
            <text:p text:style-name="Table_20_Contents">Our Father, who are in the heavens, let your name be held holy;</text:p>
          </table:table-cell>
        </table:table-row>
        <table:table-row>
          <table:table-cell table:style-name="TableRowCell" office:value-type="string">
            <text:p text:style-name="Table_20_Contents"><text:span text:style-name="T1">Help</text:span> or <text:span text:style-name="T1">Wow</text:span></text:p>
          </table:table-cell>
          <table:table-cell table:style-name="TableRowCell" office:value-type="string">
            <text:p text:style-name="Table_20_Contents">Let your Kingdom come; Let your will come to pass, as in heaven so also upon earth;</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Give to us today bread for the day ahead; And excuse us our debts, just as we have excused our debtors; And do not bring us to trial, but rescue us from him who is wicked</text:p>
          </table:table-cell>
        </table:table-row>
        <table:table-row>
          <table:table-cell table:style-name="TableRowCell" office:value-type="string">
            <text:p text:style-name="Table_20_Contents"><text:span text:style-name="T1">Wow</text:span></text:p>
          </table:table-cell>
          <table:table-cell table:style-name="TableRowCell" office:value-type="string">
            <text:p text:style-name="Table_20_Contents">[For yours is the Kingdom and the power and the glory unto the ages.]</text:p>
          </table:table-cell>
        </table:table-row>
      </table:table>
      <text:p text:style-name="First_20_paragraph">(Matthew 6:9–13, Hart<text:note text:id="ftn89" text:note-class="footnote"><text:note-citation>90</text:note-citation><text:note-body><text:p text:style-name="Footnote">I figured I’d spoken too much on the topic of translation already for it to be worth yet another go, but here I am again. You can surely remember my delight in Weinberger’s idea of translator as active participant, and yes, this plays as much a role here as it did with my choice of Alter’s translation of the Hebrew Bible, but I’m leaning on Hart’s translation here for its distinctly modern and universalist take on the New Testament. Hart himself is a staunch universalist, his book <text:span text:style-name="T1">That All Shall Be Saved</text:span> neatly lays his reasoning bare, and much of the focus on ineffable love feels applicable to the discussion of the ineffability of love, no matter how secular.</text:p></text:note-body></text:note>)</text:p>
      <text:p text:style-name="Text_20_body">There are two faults within this system of classification. The first is the sheer amount of territory covered by each of the categories. Prayers that fall under <text:span text:style-name="T1">help</text:span> may cover requests for deliverance from hardship, requests for plenty, requests for salvation, or even the panicked gaspings toward God that come with terror. <text:span text:style-name="T1">Wow</text:span> prayers may come from terror as well, or perhaps beauty. I’m not sure there’s any clearer explanation than that which Rilke provides:</text:p>
      <text:p text:style-name="P41">Who, though I screamed,<text:note text:id="ftn90" text:note-class="footnote"><text:note-citation>91</text:note-citation><text:note-body><text:p text:style-name="Footnote">I dearly love this translation by Will and Mary Crichton <text:span text:style-name="T1">except</text:span> for this word. Will, my friend, ’cry’ is <text:span text:style-name="T1">right there</text:span>. So many before and after you chose it. Who, though I cried out...but alas, we come round once more to translations and translators.</text:p></text:note-body></text:note> would hear me among the ranks<text:line-break/>of the angels? And even supposing one of them took me<text:line-break/>suddenly to his breast, I would perish within his<text:line-break/>overpowering being, for the beautiful is right at the margin<text:line-break/>of the terrifying, which we can only just endure.<text:line-break/>And we marvel at it so because it holds back in serene disdain<text:line-break/>and does not destroy us. Every angel is terrible.</text:p>
      <text:p text:style-name="P41">(Rilke 2003, 11)</text:p>
      <text:p text:style-name="First_20_paragraph"><text:span text:style-name="T1">Ein jeder Engel ist schrecklich</text:span>, he writes, and there is perhaps no prayer more powerful than one spoken from the limen of terror and beauty we call awe.</text:p>
      <text:p text:style-name="Text_20_body">And <text:span text:style-name="T1">thanks</text:span>? There is too little bound up in that word for us to hang our hats on. I’ve marked none of the Lord’s Prayer as <text:span text:style-name="T1">thanks</text:span>, despite the very nature of its praise.</text:p>
      <text:p text:style-name="Text_20_body">The second, however, is that there are categories that is misses by virtue of the way it thinks about prayer. It comes at it so literally! How could it possibly hope to encompass the headiness of ritual? The comfort of mantras? The familiarity of well-worn words that linger with us through liturgy? It is a goal-oriented, Christian (indeed, largely Protestant and Evangelical) view of prayer.</text:p>
      <text:p text:style-name="Text_20_body">And where is the silence of contemplation? Where that ecstasy — that literal <text:span text:style-name="T1">ekstasis</text:span> of standing beside oneself, the one of which the mystics sing — of simply being? Of pouring love over oneself like an annointing oil?</text:p>
      <text:p text:style-name="P42">Dear Raspberry,</text:p>
      <text:p text:style-name="P42">It’s not that I never noticed before how many red things there are in the world. It’s that they were never any more relevant to me than green or white or gold. Now it’s as if the whole world sings to me in petals, feathers, pebbles, blood. Not that it didn’t before—Garden loves music with a depth impossible to sound—but now its song’s for me alone.</text:p>
      <text:p text:style-name="P42">(El-Mohtar and Gladstone 2019, 119–20)</text:p>
      <text:p text:style-name="First_20_paragraph">There is prayer in the quiet purity of love, and Blue and Red, the main characters in Amal El-Mohtar and Max Gladstone’s <text:span text:style-name="T1">This Is How You Lose the Time War</text:span>, life a life in prayer.</text:p>
      <text:section text:name="refs">
        <text:section text:name="ref-alter">
          <text:p text:style-name="Text_20_body">Alter, Robert (Trans.). 2019. <text:span text:style-name="T1">The Hebrew Bible</text:span><text:note text:id="ftn91" text:note-class="footnote"><text:note-citation>92</text:note-citation><text:note-body><text:p text:style-name="Footnote"><text:span text:style-name="T1">Denoted </text:span><text:span text:style-name="T1">Alter</text:span><text:span text:style-name="T1"> when verses are quoted.</text:span></text:p></text:note-body></text:note>. W. W. Norton &amp; Company.</text:p>
        </text:section>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text:span><text:note text:id="ftn92" text:note-class="footnote"><text:note-citation>93</text:note-citation><text:note-body><text:p text:style-name="Footnote"><text:span text:style-name="T1">Denoted </text:span><text:span text:style-name="T1">NRSV</text:span><text:span text:style-name="T1"> when verses are quoted.</text:span></text:p></text:note-body></text:note>. Oxford University Press USA.</text:p>
        </text:section>
        <text:section text:name="ref-eeaao">
          <text:p text:style-name="Text_20_body">Daniels. 2022. “Everything Everywhere All at Once.” film.</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timewar">
          <text:p text:style-name="Text_20_body">El-Mohtar, Amal, and Max Gladstone. 2019. <text:span text:style-name="T1">This Is How You Lose the Time War</text:span>. Jo Fletcher Books.</text:p>
        </text:section>
        <text:section text:name="ref-emerson">
          <text:p text:style-name="Text_20_body">Emerson, Ralph Waldo. 1890. <text:span text:style-name="T1">Essays: Second Series</text:span>. Henry Altemus Company.</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sch">
          <text:p text:style-name="Text_20_body">Esch, Edward. n.d. “Winter.” <text:a xlink:type="simple" xlink:href="https://ericwhitacre.com/music-catalog/winter" office:name=""><text:span text:style-name="Definition">https://ericwhitacre.com/music-catalog/winter</text:span></text:a><text:note text:id="ftn93" text:note-class="footnote"><text:note-citation>94</text:note-citation><text:note-body><text:p text:style-name="Footnote">I could find no other reference to this work. This piece is in all ways beautiful, however, so this will stand.</text:p></text:note-body></text:note>.</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greenstein">
          <text:p text:style-name="Text_20_body">Greenstein, Edward L. 2019. <text:span text:style-name="T1">Job: A New Translation</text:span><text:note text:id="ftn94" text:note-class="footnote"><text:note-citation>95</text:note-citation><text:note-body><text:p text:style-name="Footnote"><text:span text:style-name="T1">Denoted </text:span><text:span text:style-name="T1">Greenstein</text:span><text:span text:style-name="T1"> when verses are quoted.</text:span></text:p></text:note-body></text:note>. New Haven, CT: Yale University Press.</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dbh-nt">
          <text:p text:style-name="Text_20_body">Hart, David Bently (trans.). 2017. <text:span text:style-name="T1">The New Testament</text:span><text:note text:id="ftn95" text:note-class="footnote"><text:note-citation>96</text:note-citation><text:note-body><text:p text:style-name="Footnote"><text:span text:style-name="T1">Denoted </text:span><text:span text:style-name="T1">Hart</text:span><text:span text:style-name="T1"> when verses are quoted.</text:span></text:p></text:note-body></text:note>. New Haven, CT: Yale University Press.</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helpthankswow">
          <text:p text:style-name="Text_20_body">Lamott, Anne. 2012. <text:span text:style-name="T1">Help Thanks Wow: The Three Essential Prayers</text:span>. New York, NY: Riverhead.</text:p>
        </text:section>
        <text:section text:name="ref-ortberg">
          <text:p text:style-name="Text_20_body">Ortberg, Daniel Mallory. 2020. <text:span text:style-name="T1">Something That May Shock and Discredit You</text:span>. Atria Books.</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duino">
          <text:p text:style-name="Text_20_body">Rilke, Rainer Maria. 2003. <text:span text:style-name="T1">Duino Elegies</text:span><text:note text:id="ftn96" text:note-class="footnote"><text:note-citation>97</text:note-citation><text:note-body><text:p text:style-name="Footnote"><text:span text:style-name="T1">I mentioned in a previous footnote the difficulty in citing works within the realm of chosen names and modern technology; I wrote a small art-song using the opening lines of Rilke’s first elegy, but were I to quote </text:span><text:span text:style-name="T1">that</text:span><text:span text:style-name="T1"> instead, how would I do so? As Matthew? He is dead, his name should be fair game. And yet that was me, was it not? As Madison?</text:span></text:p></text:note-body></text:note>. Green Integer.</text:p>
        </text:section>
        <text:section text:name="ref-arkie">
          <text:p text:style-name="Text_20_body">Scott-Clary, Madison. 2016. “Arctic Fox’s Den<text:note text:id="ftn97" text:note-class="footnote"><text:note-citation>98</text:note-citation><text:note-body><text:p text:style-name="Footnote">I thought long and hard about whether or not I would cite my own works. I talked about it with my mentor, even. We came to the conclusion that part of the point of these essays is that I am taking a step back and observing myself, thinking about what I am feeling, and putting that in context of Madison Scott-Clary writ large. These are <text:span text:style-name="T1">her</text:span> works; all I am doing is reading them.</text:p></text:note-body></text:note>.”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eigengrau">
          <text:p text:style-name="Text_20_body">———. 2020a. <text:span text:style-name="T1">Eigengrau: Poems 2015–2020</text:span>. self published.</text:p>
        </text:section>
        <text:section text:name="ref-pale_she">
          <text:p text:style-name="Text_20_body">———. 2020b. “Pale She.” <text:a xlink:type="simple" xlink:href="https://writing.drab-makyo.com/poetry/pale-she/" office:name=""><text:span text:style-name="Definition">https://writing.drab-makyo.com/poetry/pale-she/</text:span></text:a>.</text:p>
        </text:section>
        <text:section text:name="ref-qoheleth">
          <text:p text:style-name="Text_20_body">———. 2020c. <text:span text:style-name="T1">Qoheleth</text:span>. self-published.</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mitzvot">
          <text:p text:style-name="Text_20_body">———. 2023. <text:span text:style-name="T1">Mitzvot</text:span>. self published.</text:p>
        </text:section>
        <text:section text:name="ref-sefaria">
          <text:p text:style-name="Text_20_body">Sefaria. 1985. “The Jewish Bible and the William Davidson Talmud<text:note text:id="ftn98" text:note-class="footnote"><text:note-citation>99</text:note-citation><text:note-body><text:p text:style-name="Footnote">Denoted <text:span text:style-name="T1">JPS</text:span>, <text:span text:style-name="T1">Bava Batra</text:span>, and <text:span text:style-name="T1">Taanit</text:span> when verses are quoted.</text:p></text:note-body></text:note>.” <text:a xlink:type="simple" xlink:href="https://www.sefaria.org/" office:name=""><text:span text:style-name="Definition">https://www.sefaria.org/</text:span></text:a>.</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septuagint">
          <text:p text:style-name="Text_20_body">Various. 2001. “The 2001 Translation<text:note text:id="ftn99" text:note-class="footnote"><text:note-citation>100</text:note-citation><text:note-body><text:p text:style-name="Footnote">Denoted <text:span text:style-name="T1">Septuagint 2001</text:span> when verses are quoted.</text:p></text:note-body></text:note>.” <text:a xlink:type="simple" xlink:href="https://2001translation.org/read/job" office:name=""><text:span text:style-name="Definition">https://2001translation.org/read/job</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lorilegium</dc:title>
    <dc:description/>
    <dc:subject/>
    <meta:keyword/>
    <meta:initial-creator>Madison Scott-Clary</meta:initial-creator>
    <dc:creator>Madison Scott-Clary</dc:creator>
    <meta:creation-date>2022-05-31T04:26:42Z</meta:creation-date>
    <dc:date>2022-05-31T04:26:42Z</dc:date>
    <meta:user-defined meta:name="bibliography" meta:value-type="string">florilegium.bib</meta:user-defined>
    <meta:user-defined meta:name="date" meta:value-type="string"/>
    <meta:user-defined meta:name="nocite" meta:value-type="string"/>
  </office:meta>
</office:document-meta>
</file>